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c4b0" officeooo:paragraph-rsid="000ac4b0"/>
    </style:style>
    <style:style style:name="P2" style:family="paragraph" style:parent-style-name="Standard">
      <style:text-properties officeooo:paragraph-rsid="000c4300"/>
    </style:style>
    <style:style style:name="P3" style:family="paragraph" style:parent-style-name="Standard">
      <style:text-properties fo:font-weight="normal" officeooo:rsid="000bdb58" officeooo:paragraph-rsid="000bdb58" style:font-weight-asian="normal" style:font-weight-complex="normal"/>
    </style:style>
    <style:style style:name="P4" style:family="paragraph" style:parent-style-name="Standard">
      <style:text-properties fo:font-weight="normal" officeooo:rsid="000c4300" officeooo:paragraph-rsid="000c4300" style:font-weight-asian="normal" style:font-weight-complex="normal"/>
    </style:style>
    <style:style style:name="P5" style:family="paragraph" style:parent-style-name="Standard">
      <style:text-properties fo:font-weight="normal" officeooo:rsid="000e19cb" officeooo:paragraph-rsid="000c4300" style:font-weight-asian="normal" style:font-weight-complex="normal"/>
    </style:style>
    <style:style style:name="P6" style:family="paragraph" style:parent-style-name="Standard">
      <style:text-properties fo:font-weight="normal" officeooo:rsid="000e19cb" officeooo:paragraph-rsid="000e19cb" style:font-weight-asian="normal" style:font-weight-complex="normal"/>
    </style:style>
    <style:style style:name="P7" style:family="paragraph" style:parent-style-name="Standard">
      <style:text-properties fo:font-weight="normal" officeooo:rsid="00132730" officeooo:paragraph-rsid="00132730" style:font-weight-asian="normal" style:font-weight-complex="normal"/>
    </style:style>
    <style:style style:name="P8" style:family="paragraph" style:parent-style-name="Standard">
      <style:text-properties officeooo:paragraph-rsid="000bdb58"/>
    </style:style>
    <style:style style:name="P9" style:family="paragraph" style:parent-style-name="Standard">
      <style:text-properties fo:font-weight="bold" officeooo:rsid="000e19cb" officeooo:paragraph-rsid="000e19cb" style:font-weight-asian="bold" style:font-weight-complex="bold"/>
    </style:style>
    <style:style style:name="P10" style:family="paragraph" style:parent-style-name="Standard">
      <style:text-properties officeooo:paragraph-rsid="000bdb58"/>
    </style:style>
    <style:style style:name="P11" style:family="paragraph" style:parent-style-name="Standard">
      <style:text-properties officeooo:paragraph-rsid="0019ae7f"/>
    </style:style>
    <style:style style:name="P12" style:family="paragraph" style:parent-style-name="Standard">
      <style:text-properties fo:font-weight="normal" officeooo:rsid="000c4300" officeooo:paragraph-rsid="000bdb58" style:font-weight-asian="normal" style:font-weight-complex="normal"/>
    </style:style>
    <style:style style:name="P13" style:family="paragraph" style:parent-style-name="Standard">
      <style:text-properties fo:font-weight="normal" officeooo:rsid="000bdb58" officeooo:paragraph-rsid="00132730" style:font-weight-asian="normal" style:font-weight-complex="normal"/>
    </style:style>
    <style:style style:name="P14" style:family="paragraph" style:parent-style-name="Standard">
      <style:text-properties officeooo:paragraph-rsid="000e19cb"/>
    </style:style>
    <style:style style:name="P15" style:family="paragraph" style:parent-style-name="Standard">
      <style:text-properties style:text-underline-style="none" fo:font-weight="normal" officeooo:rsid="001ada05" officeooo:paragraph-rsid="001ada05" style:font-weight-asian="normal" style:font-weight-complex="normal"/>
    </style:style>
    <style:style style:name="P16" style:family="paragraph" style:parent-style-name="Standard">
      <style:text-properties officeooo:paragraph-rsid="001ada05"/>
    </style:style>
    <style:style style:name="P17" style:family="paragraph" style:parent-style-name="Standard">
      <style:paragraph-properties fo:text-align="center" style:justify-single-word="false"/>
      <style:text-properties officeooo:paragraph-rsid="0019ae7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db58" style:font-weight-asian="bold" style:font-weight-complex="bold"/>
    </style:style>
    <style:style style:name="T3" style:family="text">
      <style:text-properties fo:font-weight="bold" officeooo:rsid="000ac4b0" style:font-weight-asian="bold" style:font-weight-complex="bold"/>
    </style:style>
    <style:style style:name="T4" style:family="text">
      <style:text-properties fo:font-weight="bold" officeooo:rsid="000c4300" style:font-weight-asian="bold" style:font-weight-complex="bold"/>
    </style:style>
    <style:style style:name="T5" style:family="text">
      <style:text-properties fo:font-weight="bold" officeooo:rsid="000e19cb" style:font-weight-asian="bold" style:font-weight-complex="bold"/>
    </style:style>
    <style:style style:name="T6" style:family="text">
      <style:text-properties fo:font-weight="bold" officeooo:rsid="0019ae7f" style:font-weight-asian="bold" style:font-weight-complex="bold"/>
    </style:style>
    <style:style style:name="T7" style:family="text">
      <style:text-properties fo:font-weight="bold" officeooo:rsid="001ada05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19ae7f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0ac4b0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1ada05" style:font-weight-asian="bold" style:font-weight-complex="bold"/>
    </style:style>
    <style:style style:name="T12" style:family="text">
      <style:text-properties fo:font-weight="normal" officeooo:rsid="000bdb58" style:font-weight-asian="normal" style:font-weight-complex="normal"/>
    </style:style>
    <style:style style:name="T13" style:family="text">
      <style:text-properties fo:font-weight="normal" officeooo:rsid="000c4300" style:font-weight-asian="normal" style:font-weight-complex="normal"/>
    </style:style>
    <style:style style:name="T14" style:family="text">
      <style:text-properties fo:font-weight="normal" officeooo:rsid="000e19cb" style:font-weight-asian="normal" style:font-weight-complex="normal"/>
    </style:style>
    <style:style style:name="T15" style:family="text">
      <style:text-properties fo:font-weight="normal" officeooo:rsid="000ac4b0" style:font-weight-asian="normal" style:font-weight-complex="normal"/>
    </style:style>
    <style:style style:name="T16" style:family="text">
      <style:text-properties fo:font-weight="normal" officeooo:rsid="00132730" style:font-weight-asian="normal" style:font-weight-complex="normal"/>
    </style:style>
    <style:style style:name="T17" style:family="text">
      <style:text-properties fo:font-weight="normal" officeooo:rsid="0019ae7f" style:font-weight-asian="normal" style:font-weight-complex="normal"/>
    </style:style>
    <style:style style:name="T18" style:family="text">
      <style:text-properties officeooo:rsid="000e19cb"/>
    </style:style>
    <style:style style:name="T19" style:family="text">
      <style:text-properties officeooo:rsid="000fe409"/>
    </style:style>
    <style:style style:name="T20" style:family="text">
      <style:text-properties officeooo:rsid="00132730"/>
    </style:style>
    <style:style style:name="T21" style:family="text">
      <style:text-properties officeooo:rsid="000ac4b0"/>
    </style:style>
    <style:style style:name="T22" style:family="text">
      <style:text-properties officeooo:rsid="0014215e"/>
    </style:style>
    <style:style style:name="T23" style:family="text">
      <style:text-properties officeooo:rsid="0019ae7f"/>
    </style:style>
    <style:style style:name="T24" style:family="text">
      <style:text-properties style:text-underline-style="none" fo:font-weight="bold" officeooo:rsid="000ac4b0" style:font-weight-asian="bold" style:font-weight-complex="bold"/>
    </style:style>
    <style:style style:name="T25" style:family="text">
      <style:text-properties style:text-underline-style="none" fo:font-weight="bold" officeooo:rsid="001ada05" style:font-weight-asian="bold" style:font-weight-complex="bold"/>
    </style:style>
    <style:style style:name="T26" style:family="text">
      <style:text-properties officeooo:rsid="001ada0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1">TRAVAUX PRATIQUES KOTLIN</text:span><text:span text:style-name="T21"> <text:s text:c="22"/></text:span></text:p>
      <text:p text:style-name="P15"><text:span text:style-name="T8"/></text:p>
      <text:p text:style-name="P15"><text:span text:style-name="T8"/></text:p>
      <text:p text:style-name="P15"><text:span text:style-name="T8">Exercice 1</text:span>: Sur kotlang prendre en main les parties suivantes :</text:p>
      <text:p text:style-name="P15"/>
      <text:p text:style-name="P15"><text:span text:style-name="T1">control flow</text:span> et <text:span text:style-name="T1">collection</text:span></text:p>
      <text:p text:style-name="P15"/>
      <text:p text:style-name="P11"><text:span text:style-name="T10"/></text:p>
      <text:p text:style-name="P11"><text:span text:style-name="T10"/></text:p>
      <text:p text:style-name="P16"><text:span text:style-name="T25">Exercice2: </text:span></text:p>
      <text:p text:style-name="P16"><text:span text:style-name="T25"/></text:p>
      <text:p text:style-name="P16"><text:span text:style-name="T24"><text:s text:c="20"/></text:span><text:span text:style-name="T10">EXERCICE SUR LA PROGRAMMATION ORIENTE OBJET EN </text:span><text:span text:style-name="T9">KOTLIN</text:span></text:p>
      <text:p text:style-name="P1"/>
      <text:p text:style-name="P1">1) Créez une classe Personne avec les propriétés (<text:bookmark-start text:name="__DdeLink__3037_888066005"/><text:bookmark-start text:name="__DdeLink__126_864036126"/><text:bookmark-start text:name="__DdeLink__161_2197912590"/>matricule int, nom String, <text:bookmark-start text:name="__DdeLink__128_864036126"/>prenom String, age int , Date<text:span text:style-name="T18">naissance </text:span><text:span text:style-name="T19">Date</text:span>, salaire double<text:bookmark-end text:name="__DdeLink__3037_888066005"/><text:bookmark-end text:name="__DdeLink__126_864036126"/><text:bookmark-end text:name="__DdeLink__161_2197912590"/><text:bookmark-end text:name="__DdeLink__128_864036126"/>)</text:p>
      <text:p text:style-name="P1"/>
      <text:p text:style-name="P1"/>
      <text:p text:style-name="P8"><text:span text:style-name="T21">2) </text:span><text:span text:style-name="T23">I</text:span><text:span text:style-name="T21">nstancier </text:span><text:span text:style-name="T20">1</text:span><text:span text:style-name="T21"> objets de type Personne</text:span><text:span text:style-name="T12">.</text:span></text:p>
      <text:p text:style-name="P8"><text:span text:style-name="T12"/></text:p>
      <text:p text:style-name="P11"><text:span text:style-name="T12">3</text:span><text:span text:style-name="T17">) </text:span><text:span text:style-name="T16">instancier quatre objets de type personne, </text:span><text:span text:style-name="T15">dont deux seront strictement identiques. <text:s/>Créez un </text:span><text:span text:style-name="T6">Mutable</text:span><text:span text:style-name="T3">List</text:span><text:span text:style-name="T15"> dans lesquels ces objets seront stockes . Parcourez la liste de ces objets afficher les , <text:s/></text:span><text:span text:style-name="T3"><text:s/></text:span><text:span text:style-name="T12">En utilisant la methode </text:span><text:span text:style-name="T2">equals</text:span><text:span text:style-name="T12"> déterminez les personnes qui sont identiques .</text:span></text:p>
      <text:p text:style-name="P3"/>
      <text:p text:style-name="P3">4) Créez la classe <text:span text:style-name="T1">Véhicule</text:span> avec les propriétés (numero int, couleur String) <text:s/>Chaque personne peut posséder plusieurs Véhicules. Ajouter la propriété correspondante dans la classe Personne.</text:p>
      <text:p text:style-name="P3"/>
      <text:p text:style-name="P3">5) creez 2 vehicules par personne, et modifier le code pour qu’il puiss<text:span text:style-name="T22">e</text:span> continuer a fonctionner.<text:span text:style-name="T23">De plus pour chaque personne on veut afficher la liste de ses vehicules.</text:span></text:p>
      <text:p text:style-name="P3"/>
      <text:p text:style-name="P12"><text:span text:style-name="T13"/></text:p>
      <text:p text:style-name="P4"><text:span text:style-name="T23">6</text:span>) On souhaite une classe <text:span text:style-name="T1">Salarie</text:span> qui possédera exactement les même proprietes que la classe Personne, mais qui aura en plus deux propriétés (fonction String, diplôme String, statutcadre boolen) . Utilisez l’héritage pour<text:span text:style-name="T1"> creez </text:span>cette classe .</text:p>
      <text:p text:style-name="P4"/>
      <text:p text:style-name="P4">8) créez un objet de type <text:span text:style-name="T1">Salarie</text:span>, et affichez le . Créez ensuite un autre objet de type <text:span text:style-name="T1">Salarie</text:span> que vous affectez a un objet de type <text:span text:style-name="T1">Personne</text:span> et affichez le .</text:p>
      <text:p text:style-name="P4"/>
      <text:p text:style-name="P2"><text:span text:style-name="T13">10) On </text:span><text:span text:style-name="T4">decide</text:span><text:span text:style-name="T13"> d’ajouter un certain nombre de </text:span><text:span text:style-name="T4">methode</text:span><text:span text:style-name="T13"> </text:span><text:span text:style-name="T14">qui seront </text:span><text:span text:style-name="T5">implementes</text:span><text:span text:style-name="T14"> d’une certaine maniére dans la Classe personne, mais qui seront </text:span><text:span text:style-name="T5">implementes</text:span><text:span text:style-name="T14"> autrement dans d’autres classes. Ces methodes seront les </text:span><text:span text:style-name="T5">methodes</text:span><text:span text:style-name="T14"> suivantes :</text:span></text:p>
      <text:p text:style-name="P5"/>
      <text:p text:style-name="P9">public void afficher(String chaine)</text:p>
      <text:p text:style-name="P9">public int anciennete(int age)</text:p>
      <text:p text:style-name="P9"/>
      <text:p text:style-name="P14"><text:span text:style-name="T14">En utilisant la notion d’interface ou de </text:span><text:span text:style-name="T17">sealed class</text:span><text:span text:style-name="T14"> et en realisant le code que vous souhaitez, donnez une solution ?</text:span></text:p>
      <text:p text:style-name="P6"/>
      <text:p text:style-name="P14"><text:span text:style-name="T14">11) Avec les classes precedentes donnez des exemples concrets d’utilisation d’</text:span><text:span text:style-name="T17">utilisation d’object ou de companion</text:span></text:p>
      <text:p text:style-name="P14"><text:span text:style-name="T17"/></text:p>
      <text:p text:style-name="P13"/>
      <text:p text:style-name="P1"/>
      <text:p text:style-name="P1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0T05:20:31.298348526</meta:creation-date>
    <dc:date>2022-03-25T08:30:56.200838152</dc:date>
    <meta:editing-duration>PT1H25M32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2" meta:paragraph-count="17" meta:word-count="299" meta:character-count="1961" meta:non-whitespace-character-count="1631"/>
  </office:meta>
</office:document-meta>
</file>